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8pt" style:font-size-asian="18pt" style:font-size-complex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286cm" svg:height="1.016cm" svg:x="2.016cm" svg:y="8.747cm">
          <text:p text:style-name="P1"><text:span text:style-name="T1">Tie::</text:span></text:p>
          <text:p text:style-name="P1"><text:span text:style-name="T1">calc_dir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" draw:id="id2" draw:layer="layout" svg:width="2.286cm" svg:height="1.016cm" svg:x="6.334cm" svg:y="9.382cm">
          <text:p text:style-name="P1"><text:span text:style-name="T2">Tie::</text:span></text:p>
          <text:p text:style-name="P1"><text:span text:style-name="T2">get_default_di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3.048cm" svg:height="1.016cm" svg:x="5.318cm" svg:y="12.176cm">
          <text:p text:style-name="P1"><text:span text:style-name="T2">Tie_column::</text:span></text:p>
          <text:p text:style-name="P1"><text:span text:style-name="T2">calc_positioning_don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7" draw:id="id17" draw:layer="layout" svg:width="3.937cm" svg:height="1.016cm" svg:x="19.542cm" svg:y="10.398cm">
          <text:p text:style-name="P1"><text:span text:style-name="T2">Tie_formatting_problem::</text:span></text:p>
          <text:p text:style-name="P1"><text:span text:style-name="T2">generate_collision_vari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6" draw:id="id16" draw:layer="layout" svg:width="3.048cm" svg:height="1.016cm" svg:x="15.351cm" svg:y="5.953cm">
          <text:p text:style-name="P1"><text:span text:style-name="T2">Tie_specification::</text:span></text:p>
          <text:p text:style-name="P1"><text:span text:style-name="T2">from_grob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3" draw:id="id13" draw:layer="layout" svg:width="3.429cm" svg:height="1.016cm" svg:x="15.351cm" svg:y="4.556cm">
          <text:p text:style-name="P1"><text:span text:style-name="T2">Tie_formatting_problem::</text:span></text:p>
          <text:p text:style-name="P1"><text:span text:style-name="T2">set_chord_out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5" draw:id="id15" draw:layer="layout" svg:width="3.048cm" svg:height="1.016cm" svg:x="15.351cm" svg:y="3.159cm">
          <text:p text:style-name="P1"><text:span text:style-name="T2">Tie_details::</text:span></text:p>
          <text:p text:style-name="P1"><text:span text:style-name="T2">from_grob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0" draw:id="id20" draw:layer="layout" svg:width="3.302cm" svg:height="1.016cm" svg:x="32.75cm" svg:y="18.018cm">
          <text:p text:style-name="P1"><text:span text:style-name="T2">Tie_configuration::</text:span></text:p>
          <text:p text:style-name="P1"><text:span text:style-name="T2">get_transformed_bezi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7" draw:id="id27" draw:layer="layout" svg:width="4.445cm" svg:height="1.016cm" svg:x="19.034cm" svg:y="12.938cm">
          <text:p text:style-name="P1"><text:span text:style-name="T2">Tie_formatting_problem::</text:span></text:p>
          <text:p text:style-name="P1"><text:span text:style-name="T2">generate_extremal_tie_vari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7" draw:id="id7" draw:layer="layout" svg:width="3.429cm" svg:height="1.016cm" svg:x="11.414cm" svg:y="15.478cm">
          <text:p text:style-name="P1"><text:span text:style-name="T2">Tie_formatting_problem::</text:span></text:p>
          <text:p text:style-name="P1"><text:span text:style-name="T2">set_debug_sco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" draw:id="id9" draw:layer="layout" svg:width="3.048cm" svg:height="1.016cm" svg:x="11.668cm" svg:y="13.827cm">
          <text:p text:style-name="P1"><text:span text:style-name="T2">Tie::</text:span></text:p>
          <text:p text:style-name="P1"><text:span text:style-name="T2">get_control_point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3.302cm" svg:height="1.016cm" svg:x="10.525cm" svg:y="4.556cm">
          <text:p text:style-name="P1"><text:span text:style-name="T2">Tie_formatting_problem::</text:span></text:p>
          <text:p text:style-name="P1"><text:span text:style-name="T2">from_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5" draw:id="id5" draw:layer="layout" svg:width="4.191cm" svg:height="1.016cm" svg:x="11.599cm" svg:y="12.107cm">
          <text:p text:style-name="P1"><text:span text:style-name="T2">Tie_formatting_problem::</text:span></text:p>
          <text:p text:style-name="P1"><text:span text:style-name="T2">generate_optimal_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4" draw:id="id4" draw:layer="layout" svg:width="3.937cm" svg:height="1.016cm" svg:x="11.922cm" svg:y="10.271cm">
          <text:p text:style-name="P1"><text:span text:style-name="T2">Tie_formatting_problem::</text:span></text:p>
          <text:p text:style-name="P1"><text:span text:style-name="T2">set_manual_tie_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6" draw:id="id6" draw:layer="layout" svg:width="4.699cm" svg:height="1.016cm" svg:x="19.542cm" svg:y="7.858cm">
          <text:p text:style-name="P1"><text:span text:style-name="T2">Tie_formatting_problem::</text:span></text:p>
          <text:p text:style-name="P1"><text:span text:style-name="T2">generate_base_chord_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9" draw:id="id19" draw:layer="layout" svg:width="3.556cm" svg:height="1.016cm" svg:x="18.78cm" svg:y="14.208cm">
          <text:p text:style-name="P1"><text:span text:style-name="T2">Tie_formatting_problem::</text:span></text:p>
          <text:p text:style-name="P1"><text:span text:style-name="T2">find_best_vari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3.175cm" svg:height="0.762cm" svg:x="1.889cm" svg:y="26.146cm">
          <text:p text:style-name="P1"><text:span text:style-name="T2">Tie_formatting_problem</text:span></text:p>
          <text:p text:style-name="P1"><text:span text:style-name="T2">problem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1" draw:id="id11" draw:layer="layout" svg:width="2.921cm" svg:height="0.635cm" svg:x="8.493cm" svg:y="27.416cm">
          <text:p text:style-name="P1"><text:span text:style-name="T2">Ties_configuration</text:span></text:p>
          <text:p text:style-name="P1"><text:span text:style-name="T2">bas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4.302cm" svg:y1="9.255cm" svg:x2="6.334cm" svg:y2="9.89cm" draw:start-shape="id1" draw:start-glue-point="1" draw:end-shape="id2" draw:end-glue-point="3" svg:d="m4302 9255c1524 0 508 635 2032 635" svg:viewBox="0 0 2033 636">
          <text:p/>
        </draw:connector>
        <draw:connector draw:style-name="gr3" draw:text-style-name="P3" draw:layer="layout" draw:type="curve" svg:x1="8.366cm" svg:y1="12.684cm" svg:x2="11.922cm" svg:y2="10.779cm" draw:start-shape="id3" draw:start-glue-point="1" draw:end-shape="id4" draw:end-glue-point="3" svg:d="m8366 12684c2667 0 889-1905 3556-1905" svg:viewBox="0 0 3557 1906">
          <text:p/>
        </draw:connector>
        <draw:connector draw:style-name="gr3" draw:text-style-name="P3" draw:layer="layout" draw:type="curve" svg:x1="8.366cm" svg:y1="12.684cm" svg:x2="11.599cm" svg:y2="12.615cm" draw:start-shape="id3" draw:start-glue-point="1" draw:end-shape="id5" draw:end-glue-point="3" svg:d="m8366 12684c2424 0 808-69 3233-69" svg:viewBox="0 0 3234 70">
          <text:p/>
        </draw:connector>
        <draw:connector draw:style-name="gr3" draw:text-style-name="P3" draw:layer="layout" draw:type="curve" svg:x1="15.79cm" svg:y1="12.615cm" svg:x2="19.542cm" svg:y2="8.366cm" draw:start-shape="id5" draw:start-glue-point="1" draw:end-shape="id6" draw:end-glue-point="3" svg:d="m15790 12615c2812 0 937-4249 3752-4249" svg:viewBox="0 0 3753 4250">
          <text:p/>
        </draw:connector>
        <draw:connector draw:style-name="gr3" draw:text-style-name="P3" draw:layer="layout" draw:type="curve" svg:x1="8.366cm" svg:y1="12.684cm" svg:x2="11.414cm" svg:y2="15.986cm" draw:start-shape="id3" draw:end-shape="id7" draw:end-glue-point="3" svg:d="m8366 12684c2286 0 762 3302 3048 3302" svg:viewBox="0 0 3049 3303">
          <text:p/>
        </draw:connector>
        <draw:connector draw:style-name="gr3" draw:text-style-name="P3" draw:layer="layout" draw:type="curve" svg:x1="8.366cm" svg:y1="12.684cm" svg:x2="10.525cm" svg:y2="5.064cm" draw:start-shape="id3" draw:start-glue-point="1" draw:end-shape="id8" draw:end-glue-point="3" svg:d="m8366 12684c1620 0 541-7620 2159-7620" svg:viewBox="0 0 2160 7621">
          <text:p/>
        </draw:connector>
        <draw:connector draw:style-name="gr3" draw:text-style-name="P3" draw:layer="layout" draw:type="curve" svg:x1="8.366cm" svg:y1="12.684cm" svg:x2="11.668cm" svg:y2="14.335cm" draw:start-shape="id3" draw:end-shape="id9" draw:end-glue-point="3" svg:d="m8366 12684c2476 0 826 1651 3302 1651" svg:viewBox="0 0 3303 1652">
          <text:p/>
        </draw:connector>
        <draw:connector draw:style-name="gr3" draw:text-style-name="P3" draw:layer="layout" draw:type="curve" svg:x1="5.064cm" svg:y1="26.527cm" svg:x2="8.493cm" svg:y2="27.733cm" draw:start-shape="id10" draw:start-glue-point="1" draw:end-shape="id11" draw:end-glue-point="3" svg:d="m5064 26527c2571 0 857 1206 3429 1206" svg:viewBox="0 0 3430 1207">
          <text:p/>
        </draw:connector>
        <draw:custom-shape draw:style-name="gr2" draw:text-style-name="P3" xml:id="id12" draw:id="id12" draw:layer="layout" svg:width="3.175cm" svg:height="0.762cm" svg:x="8.493cm" svg:y="26.273cm">
          <text:p text:style-name="P1"><text:span text:style-name="T2">Tie_details</text:span></text:p>
          <text:p text:style-name="P1"><text:span text:style-name="T2">details_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5.064cm" svg:y1="26.527cm" svg:x2="8.493cm" svg:y2="26.654cm" draw:start-shape="id10" draw:start-glue-point="1" draw:end-shape="id12" draw:end-glue-point="3" svg:d="m5064 26527c2571 0 857 127 3429 127" svg:viewBox="0 0 3430 128">
          <text:p/>
        </draw:connector>
        <draw:connector draw:style-name="gr3" draw:text-style-name="P3" draw:layer="layout" draw:type="curve" svg:x1="13.827cm" svg:y1="5.064cm" svg:x2="15.351cm" svg:y2="5.064cm" draw:start-shape="id8" draw:start-glue-point="1" draw:end-shape="id13" draw:end-glue-point="3" svg:d="m13827 5064h1524" svg:viewBox="0 0 1525 1">
          <text:p/>
        </draw:connector>
        <draw:custom-shape draw:style-name="gr2" draw:text-style-name="P3" xml:id="id14" draw:id="id14" draw:layer="layout" svg:width="3.556cm" svg:height="0.762cm" svg:x="8.366cm" svg:y="25.13cm">
          <text:p text:style-name="P1"><text:span text:style-name="T2">vector&lt;Tie_specification&gt;</text:span></text:p>
          <text:p text:style-name="P1"><text:span text:style-name="T2">specifications_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5.064cm" svg:y1="26.527cm" svg:x2="8.366cm" svg:y2="25.511cm" draw:start-shape="id10" draw:start-glue-point="1" draw:end-shape="id14" svg:d="m5064 26527c2476 0 826-1016 3302-1016" svg:viewBox="0 0 3303 1017">
          <text:p/>
        </draw:connector>
        <draw:connector draw:style-name="gr3" draw:text-style-name="P3" draw:layer="layout" draw:type="curve" svg:x1="13.827cm" svg:y1="5.064cm" svg:x2="15.351cm" svg:y2="3.667cm" draw:start-shape="id8" draw:start-glue-point="1" draw:end-shape="id15" svg:d="m13827 5064c1143 0 381-1397 1524-1397" svg:viewBox="0 0 1525 1398">
          <text:p/>
        </draw:connector>
        <draw:connector draw:style-name="gr3" draw:text-style-name="P3" draw:layer="layout" draw:type="curve" svg:x1="13.827cm" svg:y1="5.064cm" svg:x2="15.351cm" svg:y2="6.461cm" draw:start-shape="id8" draw:start-glue-point="1" draw:end-shape="id16" svg:d="m13827 5064c1143 0 381 1397 1524 1397" svg:viewBox="0 0 1525 1398">
          <text:p/>
        </draw:connector>
        <draw:connector draw:style-name="gr3" draw:text-style-name="P3" draw:layer="layout" draw:type="curve" svg:x1="15.79cm" svg:y1="12.615cm" svg:x2="19.542cm" svg:y2="10.906cm" draw:start-shape="id5" draw:start-glue-point="1" draw:end-shape="id17" draw:end-glue-point="3" svg:d="m15790 12615c2812 0 937-1709 3752-1709" svg:viewBox="0 0 3753 1710">
          <text:p/>
        </draw:connector>
        <draw:custom-shape draw:style-name="gr1" draw:text-style-name="P3" xml:id="id18" draw:id="id18" draw:layer="layout" svg:width="3.937cm" svg:height="1.016cm" svg:x="19.542cm" svg:y="11.668cm">
          <text:p text:style-name="P1"><text:span text:style-name="T2">Tie_formatting_problem::</text:span></text:p>
          <text:p text:style-name="P1"><text:span text:style-name="T2">generate_single_tie_variation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15.79cm" svg:y1="12.615cm" svg:x2="19.542cm" svg:y2="12.176cm" draw:start-shape="id5" draw:start-glue-point="1" draw:end-shape="id18" draw:end-glue-point="3" svg:d="m15790 12615c2812 0 937-439 3752-439" svg:viewBox="0 0 3753 440">
          <text:p/>
        </draw:connector>
        <draw:connector draw:style-name="gr3" draw:text-style-name="P3" draw:layer="layout" draw:type="curve" svg:x1="15.79cm" svg:y1="12.615cm" svg:x2="18.78cm" svg:y2="14.716cm" draw:start-shape="id5" draw:start-glue-point="1" draw:end-shape="id19" svg:d="m15790 12615c2242 0 748 2101 2990 2101" svg:viewBox="0 0 2991 2102">
          <text:p/>
        </draw:connector>
        <draw:connector draw:style-name="gr3" draw:text-style-name="P3" draw:layer="layout" draw:type="curve" draw:line-skew="-4.921cm" svg:x1="14.716cm" svg:y1="14.335cm" svg:x2="32.75cm" svg:y2="18.526cm" draw:start-shape="id9" draw:start-glue-point="1" draw:end-shape="id20" draw:end-glue-point="3" svg:d="m14716 14335c6144 0-2873 4191 18034 4191" svg:viewBox="0 0 18035 4192">
          <text:p/>
        </draw:connector>
        <draw:custom-shape draw:style-name="gr1" draw:text-style-name="P3" xml:id="id28" draw:id="id28" draw:layer="layout" svg:width="3.556cm" svg:height="1.016cm" svg:x="31.861cm" svg:y="11.033cm">
          <text:p text:style-name="P1"><text:span text:style-name="T2">Tie_formatting_problem::</text:span></text:p>
          <text:p text:style-name="P1"><text:span text:style-name="T2">get_configur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9" draw:id="id29" draw:layer="layout" svg:width="3.683cm" svg:height="1.016cm" svg:x="36.433cm" svg:y="13.065cm">
          <text:p text:style-name="P1"><text:span text:style-name="T2">Tie_formatting_problem::</text:span></text:p>
          <text:p text:style-name="P1"><text:span text:style-name="T2">generate_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22" draw:id="id22" draw:layer="layout" svg:width="4.826cm" svg:height="1.016cm" svg:x="25.257cm" svg:y="4.048cm">
          <text:p text:style-name="P1"><text:span text:style-name="T2">Tie_formatting_problem::</text:span></text:p>
          <text:p text:style-name="P1"><text:span text:style-name="T2">set_ties_config_standard_dire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6" draw:id="id26" draw:layer="layout" svg:width="3.048cm" svg:height="1.016cm" svg:x="27.035cm" svg:y="15.478cm">
          <text:p text:style-name="P1"><text:span text:style-name="T2">add_sugges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3" draw:id="id23" draw:layer="layout" svg:width="4.064cm" svg:height="1.016cm" svg:x="26.019cm" svg:y="5.318cm">
          <text:p text:style-name="P1"><text:span text:style-name="T2">Tie_formatting_problem::</text:span></text:p>
          <text:p text:style-name="P1"><text:span text:style-name="T2">generate_ties_configur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1" draw:id="id21" draw:layer="layout" svg:width="3.683cm" svg:height="1.016cm" svg:x="19.542cm" svg:y="9.128cm">
          <text:p text:style-name="P1"><text:span text:style-name="T2">Tie_formatting_problem:</text:span></text:p>
          <text:p text:style-name="P1"><text:span text:style-name="T2">score_tie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15.79cm" svg:y1="12.615cm" svg:x2="19.542cm" svg:y2="9.636cm" draw:start-shape="id5" draw:start-glue-point="1" draw:end-shape="id21" svg:d="m15790 12615c2812 0 937-2979 3752-2979" svg:viewBox="0 0 3753 2980">
          <text:p/>
        </draw:connector>
        <draw:connector draw:style-name="gr3" draw:text-style-name="P3" draw:layer="layout" draw:type="curve" svg:x1="24.241cm" svg:y1="8.366cm" svg:x2="25.257cm" svg:y2="4.556cm" draw:start-shape="id6" draw:start-glue-point="1" draw:end-shape="id22" draw:end-glue-point="3" svg:d="m24241 8366c762 0 254-3810 1016-3810" svg:viewBox="0 0 1017 3811">
          <text:p/>
        </draw:connector>
        <draw:connector draw:style-name="gr3" draw:text-style-name="P3" draw:layer="layout" draw:type="curve" svg:x1="24.241cm" svg:y1="8.366cm" svg:x2="26.019cm" svg:y2="5.826cm" draw:start-shape="id6" draw:start-glue-point="1" draw:end-shape="id23" draw:end-glue-point="3" svg:d="m24241 8366c1333 0 445-2540 1778-2540" svg:viewBox="0 0 1779 2541">
          <text:p/>
        </draw:connector>
        <draw:custom-shape draw:style-name="gr1" draw:text-style-name="P3" xml:id="id24" draw:id="id24" draw:layer="layout" svg:width="3.683cm" svg:height="1.016cm" svg:x="25.384cm" svg:y="9.509cm">
          <text:p text:style-name="P1"><text:span text:style-name="T2">Tie_formatting_problem::</text:span></text:p>
          <text:p text:style-name="P1"><text:span text:style-name="T2">score_ties_aptitud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23.225cm" svg:y1="9.636cm" svg:x2="25.384cm" svg:y2="10.017cm" draw:start-shape="id21" draw:start-glue-point="1" draw:end-shape="id24" svg:d="m23225 9636c1618 0 539 381 2159 381" svg:viewBox="0 0 2160 382">
          <text:p/>
        </draw:connector>
        <draw:custom-shape draw:style-name="gr1" draw:text-style-name="P3" xml:id="id25" draw:id="id25" draw:layer="layout" svg:width="3.683cm" svg:height="1.016cm" svg:x="25.511cm" svg:y="8.239cm">
          <text:p text:style-name="P1"><text:span text:style-name="T2">Tie_formatting_problem::</text:span></text:p>
          <text:p text:style-name="P1"><text:span text:style-name="T2">score_ties_configuratio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23.225cm" svg:y1="9.636cm" svg:x2="25.511cm" svg:y2="8.747cm" draw:start-shape="id21" draw:start-glue-point="1" draw:end-shape="id25" draw:end-glue-point="3" svg:d="m23225 9636c1713 0 570-889 2286-889" svg:viewBox="0 0 2287 890">
          <text:p/>
        </draw:connector>
        <draw:connector draw:style-name="gr3" draw:text-style-name="P3" draw:layer="layout" draw:type="curve" draw:line-skew="1.778cm" svg:x1="23.479cm" svg:y1="10.906cm" svg:x2="32.75cm" svg:y2="18.526cm" draw:start-shape="id17" draw:start-glue-point="1" draw:end-shape="id20" draw:end-glue-point="3" svg:d="m23479 10906c9619 0 4984 7620 9271 7620" svg:viewBox="0 0 9272 7621">
          <text:p/>
        </draw:connector>
        <draw:connector draw:style-name="gr3" draw:text-style-name="P3" draw:layer="layout" draw:type="curve" svg:x1="23.479cm" svg:y1="10.906cm" svg:x2="27.035cm" svg:y2="15.986cm" draw:start-shape="id17" draw:start-glue-point="1" draw:end-shape="id26" svg:d="m23479 10906c2667 0 889 5080 3556 5080" svg:viewBox="0 0 3557 5081">
          <text:p/>
        </draw:connector>
        <draw:connector draw:style-name="gr3" draw:text-style-name="P3" draw:layer="layout" draw:type="curve" svg:x1="23.479cm" svg:y1="12.176cm" svg:x2="27.035cm" svg:y2="15.986cm" draw:start-shape="id18" draw:start-glue-point="1" draw:end-shape="id26" draw:end-glue-point="3" svg:d="m23479 12176c2667 0 889 3810 3556 3810" svg:viewBox="0 0 3557 3811">
          <text:p/>
        </draw:connector>
        <draw:connector draw:style-name="gr3" draw:text-style-name="P3" draw:layer="layout" draw:type="curve" svg:x1="15.79cm" svg:y1="12.615cm" svg:x2="19.034cm" svg:y2="13.446cm" draw:start-shape="id5" draw:start-glue-point="1" draw:end-shape="id27" svg:d="m15790 12615c2431 0 810 831 3244 831" svg:viewBox="0 0 3245 832">
          <text:p/>
        </draw:connector>
        <draw:custom-shape draw:style-name="gr1" draw:text-style-name="P3" xml:id="id30" draw:id="id30" draw:layer="layout" svg:width="3.556cm" svg:height="1.016cm" svg:x="31.734cm" svg:y="7.731cm">
          <text:p text:style-name="P1"><text:span text:style-name="T2">Tie_formatting_problem::</text:span></text:p>
          <text:p text:style-name="P1"><text:span text:style-name="T2">score_configur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1" draw:id="id31" draw:layer="layout" svg:width="2.54cm" svg:height="1.016cm" svg:x="32.115cm" svg:y="9.001cm">
          <text:p text:style-name="P1"><text:span text:style-name="T2">add_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33" draw:id="id33" draw:layer="layout" svg:width="3.556cm" svg:height="1.016cm" svg:x="4.937cm" svg:y="14.589cm">
          <text:p text:style-name="P3">Tie::</text:p>
          <text:p text:style-name="P3">get_default_control_points </text:p>
          <draw:enhanced-geometry svg:viewBox="0 0 21600 21600" draw:type="rectangle" draw:enhanced-path="M 0 0 L 21600 0 21600 21600 0 21600 0 0 Z N"/>
        </draw:custom-shape>
        <draw:custom-shape draw:style-name="gr1" draw:text-style-name="P3" xml:id="id34" draw:id="id34" draw:layer="layout" svg:width="3.556cm" svg:height="1.016cm" svg:x="9.509cm" svg:y="2.27cm">
          <text:p text:style-name="P3">Tie_formatting_problem::</text:p>
          <text:p text:style-name="P3">from_tie</text:p>
          <draw:enhanced-geometry svg:viewBox="0 0 21600 21600" draw:type="rectangle" draw:enhanced-path="M 0 0 L 21600 0 21600 21600 0 21600 0 0 Z N"/>
        </draw:custom-shape>
        <draw:custom-shape draw:style-name="gr1" draw:text-style-name="P3" xml:id="id35" draw:id="id35" draw:layer="layout" svg:width="2.54cm" svg:height="1.016cm" svg:x="1.127cm" svg:y="11.541cm">
          <text:p text:style-name="P3">Tie::</text:p>
          <text:p text:style-name="P3">calc_control_poi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556cm" svg:height="1.016cm" svg:x="31.861cm" svg:y="23.6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016cm" svg:x="35.671cm" svg:y="23.6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016cm" svg:x="31.861cm" svg:y="24.8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016cm" svg:x="35.671cm" svg:y="24.8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016cm" svg:x="31.861cm" svg:y="26.2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016cm" svg:x="35.671cm" svg:y="26.273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35.417cm" svg:y1="11.541cm" svg:x2="36.433cm" svg:y2="13.573cm" draw:start-shape="id28" draw:start-glue-point="1" draw:end-shape="id29" draw:end-glue-point="3" svg:d="m35417 11541c762 0 254 2032 1016 2032" svg:viewBox="0 0 1017 2033">
          <text:p/>
        </draw:connector>
        <draw:connector draw:style-name="gr3" draw:text-style-name="P3" draw:layer="layout" draw:type="curve" svg:x1="30.083cm" svg:y1="5.826cm" svg:x2="31.861cm" svg:y2="11.541cm" draw:start-shape="id23" draw:start-glue-point="1" draw:end-shape="id28" draw:end-glue-point="3" svg:d="m30083 5826c1333 0 445 5715 1778 5715" svg:viewBox="0 0 1779 5716">
          <text:p/>
        </draw:connector>
        <draw:connector draw:style-name="gr3" draw:text-style-name="P3" draw:layer="layout" draw:type="curve" svg:x1="23.479cm" svg:y1="13.446cm" svg:x2="31.861cm" svg:y2="11.541cm" draw:start-shape="id27" draw:start-glue-point="1" draw:end-shape="id28" svg:d="m23479 13446c6286 0 2096-1905 8382-1905" svg:viewBox="0 0 8383 1906">
          <text:p/>
        </draw:connector>
        <draw:connector draw:style-name="gr3" draw:text-style-name="P3" draw:layer="layout" draw:type="curve" svg:x1="23.479cm" svg:y1="13.446cm" svg:x2="27.035cm" svg:y2="15.986cm" draw:start-shape="id27" draw:start-glue-point="1" draw:end-shape="id26" svg:d="m23479 13446c2667 0 889 2540 3556 2540" svg:viewBox="0 0 3557 2541">
          <text:p/>
        </draw:connector>
        <draw:connector draw:style-name="gr3" draw:text-style-name="P3" draw:layer="layout" draw:type="curve" svg:x1="23.479cm" svg:y1="12.176cm" svg:x2="31.861cm" svg:y2="11.541cm" draw:start-shape="id18" draw:start-glue-point="1" draw:end-shape="id28" svg:d="m23479 12176c6286 0 2096-635 8382-635" svg:viewBox="0 0 8383 636">
          <text:p/>
        </draw:connector>
        <draw:connector draw:style-name="gr3" draw:text-style-name="P3" draw:layer="layout" draw:type="curve" svg:x1="23.479cm" svg:y1="10.906cm" svg:x2="31.861cm" svg:y2="11.541cm" draw:start-shape="id17" draw:start-glue-point="1" draw:end-shape="id28" svg:d="m23479 10906c6286 0 2096 635 8382 635" svg:viewBox="0 0 8383 636">
          <text:p/>
        </draw:connector>
        <draw:connector draw:style-name="gr3" draw:text-style-name="P3" draw:layer="layout" draw:type="curve" svg:x1="29.194cm" svg:y1="8.747cm" svg:x2="31.734cm" svg:y2="8.239cm" draw:start-shape="id25" draw:start-glue-point="1" draw:end-shape="id30" svg:d="m29194 8747c1905 0 635-508 2540-508" svg:viewBox="0 0 2541 509">
          <text:p/>
        </draw:connector>
        <draw:connector draw:style-name="gr3" draw:text-style-name="P3" draw:layer="layout" draw:type="curve" svg:x1="29.194cm" svg:y1="8.747cm" svg:x2="32.75cm" svg:y2="18.526cm" draw:start-shape="id25" draw:start-glue-point="1" draw:end-shape="id20" draw:end-glue-point="3" svg:d="m29194 8747c2667 0 889 9779 3556 9779" svg:viewBox="0 0 3557 9780">
          <text:p/>
        </draw:connector>
        <draw:connector draw:style-name="gr3" draw:text-style-name="P3" draw:layer="layout" draw:type="curve" svg:x1="29.194cm" svg:y1="8.747cm" svg:x2="32.115cm" svg:y2="9.509cm" draw:start-shape="id25" draw:start-glue-point="1" draw:end-shape="id31" svg:d="m29194 8747c2190 0 730 762 2921 762" svg:viewBox="0 0 2922 763">
          <text:p/>
        </draw:connector>
        <draw:connector draw:style-name="gr3" draw:text-style-name="P3" draw:layer="layout" draw:type="curve" svg:x1="4.302cm" svg:y1="9.255cm" svg:x2="5.318cm" svg:y2="12.684cm" draw:start-shape="id1" draw:start-glue-point="1" draw:end-shape="id3" draw:end-glue-point="3" svg:d="m4302 9255c762 0 254 3429 1016 3429" svg:viewBox="0 0 1017 3430">
          <text:p/>
        </draw:connector>
        <draw:custom-shape draw:style-name="gr1" draw:text-style-name="P3" draw:layer="layout" svg:width="1.397cm" svg:height="0.889cm" svg:x="1.762cm" svg:y="15.732cm">
          <text:p text:style-name="P3">Tie::</text:p>
          <text:p text:style-name="P3">Head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667cm" svg:height="1.016cm" svg:x="1.762cm" svg:y="17.002cm">
          <text:p text:style-name="P3">Tie::</text:p>
          <text:p text:style-name="P3">get_column_rank</text:p>
          <draw:enhanced-geometry svg:viewBox="0 0 21600 21600" draw:type="rectangle" draw:enhanced-path="M 0 0 L 21600 0 21600 21600 0 21600 0 0 Z N"/>
        </draw:custom-shape>
        <draw:custom-shape draw:style-name="gr1" draw:text-style-name="P3" xml:id="id32" draw:id="id32" draw:layer="layout" svg:width="1.905cm" svg:height="1.016cm" svg:x="22.082cm" svg:y="6.334cm">
          <text:p text:style-name="P3">Tie::</text:p>
          <text:p text:style-name="P3">get_positi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draw:line-skew="1.969cm" svg:x1="8.62cm" svg:y1="9.89cm" svg:x2="22.082cm" svg:y2="6.842cm" draw:start-shape="id2" draw:start-glue-point="1" draw:end-shape="id32" draw:end-glue-point="3" svg:d="m8620 9890c13050 0 6319-3048 13462-3048" svg:viewBox="0 0 13463 3049">
          <text:p/>
        </draw:connector>
        <draw:connector draw:style-name="gr3" draw:text-style-name="P1" draw:layer="layout" draw:type="curve" svg:x1="18.399cm" svg:y1="6.461cm" svg:x2="22.082cm" svg:y2="6.842cm" draw:start-shape="id16" draw:start-glue-point="1" draw:end-shape="id32" draw:end-glue-point="3" svg:d="m18399 6461c2761 0 920 381 3683 381" svg:viewBox="0 0 3684 382">
          <text:p/>
        </draw:connector>
        <draw:connector draw:style-name="gr3" draw:text-style-name="P1" draw:layer="layout" draw:type="curve" svg:x1="8.493cm" svg:y1="15.097cm" svg:x2="9.509cm" svg:y2="2.778cm" draw:start-shape="id33" draw:start-glue-point="1" draw:end-shape="id34" draw:end-glue-point="3" svg:d="m8493 15097c762 0 254-12319 1016-12319" svg:viewBox="0 0 1017 12320">
          <text:p/>
        </draw:connector>
        <draw:connector draw:style-name="gr3" draw:text-style-name="P1" draw:layer="layout" draw:type="curve" svg:x1="8.493cm" svg:y1="15.097cm" svg:x2="11.599cm" svg:y2="12.615cm" draw:start-shape="id33" draw:start-glue-point="1" draw:end-shape="id5" draw:end-glue-point="3" svg:d="m8493 15097c2329 0 777-2482 3106-2482" svg:viewBox="0 0 3107 2483">
          <text:p/>
        </draw:connector>
        <draw:connector draw:style-name="gr3" draw:text-style-name="P1" draw:layer="layout" draw:type="curve" svg:x1="8.493cm" svg:y1="15.097cm" svg:x2="11.668cm" svg:y2="14.335cm" draw:start-shape="id33" draw:start-glue-point="1" draw:end-shape="id9" draw:end-glue-point="3" svg:d="m8493 15097c2382 0 795-762 3175-762" svg:viewBox="0 0 3176 763">
          <text:p/>
        </draw:connector>
        <draw:connector draw:style-name="gr3" draw:text-style-name="P1" draw:layer="layout" draw:type="curve" svg:x1="13.065cm" svg:y1="2.778cm" svg:x2="10.525cm" svg:y2="5.064cm" draw:start-shape="id34" draw:start-glue-point="1" draw:end-shape="id8" draw:end-glue-point="3" svg:d="m13065 2778c751 0 501 1143-1270 1143s-2021 1143-1270 1143" svg:viewBox="0 0 3339 2287">
          <text:p/>
        </draw:connector>
        <draw:connector draw:style-name="gr3" draw:text-style-name="P1" draw:layer="layout" draw:type="curve" svg:x1="13.065cm" svg:y1="2.778cm" svg:x2="15.351cm" svg:y2="3.667cm" draw:start-shape="id34" draw:start-glue-point="1" draw:end-shape="id15" svg:d="m13065 2778c1714 0 572 889 2286 889" svg:viewBox="0 0 2287 890">
          <text:p/>
        </draw:connector>
        <draw:connector draw:style-name="gr3" draw:text-style-name="P1" draw:layer="layout" draw:type="curve" draw:line-skew="0cm 2.533cm" svg:x1="3.667cm" svg:y1="12.049cm" svg:x2="1.127cm" svg:y2="12.049cm" draw:start-shape="id35" draw:start-glue-point="1" draw:end-shape="id35" draw:end-glue-point="3" svg:d="m3667 12049c751 0 501 1524-1270 1524s-2021-1524-1270-1524" svg:viewBox="0 0 3339 1525">
          <text:p/>
        </draw:connector>
        <draw:connector draw:style-name="gr3" draw:text-style-name="P1" draw:layer="layout" draw:type="curve" svg:x1="3.667cm" svg:y1="12.049cm" svg:x2="4.937cm" svg:y2="15.097cm" draw:start-shape="id35" draw:start-glue-point="1" draw:end-shape="id33" draw:end-glue-point="3" svg:d="m3667 12049c952 0 318 3048 1270 3048" svg:viewBox="0 0 1271 3049">
          <text:p/>
        </draw:connector>
        <draw:connector draw:style-name="gr3" draw:text-style-name="P1" draw:layer="layout" draw:type="curve" svg:x1="3.667cm" svg:y1="12.049cm" svg:x2="6.334cm" svg:y2="9.89cm" draw:start-shape="id35" draw:start-glue-point="1" draw:end-shape="id2" draw:end-glue-point="3" svg:d="m3667 12049c2001 0 668-2159 2667-2159" svg:viewBox="0 0 2668 2160">
          <text:p/>
        </draw:connector>
        <draw:connector draw:style-name="gr3" draw:text-style-name="P1" draw:layer="layout" draw:type="curve" svg:x1="3.667cm" svg:y1="12.049cm" svg:x2="2.016cm" svg:y2="9.255cm" draw:start-shape="id35" draw:start-glue-point="1" draw:end-shape="id1" draw:end-glue-point="3" svg:d="m3667 12049c751 0 501-1397-825-1397s-1577-1397-826-1397" svg:viewBox="0 0 2489 2795">
          <text:p/>
        </draw:connector>
        <draw:connector draw:style-name="gr3" draw:text-style-name="P1" draw:layer="layout" draw:type="curve" svg:x1="3.667cm" svg:y1="12.049cm" svg:x2="5.318cm" svg:y2="12.684cm" draw:start-shape="id35" draw:start-glue-point="1" draw:end-shape="id3" svg:d="m3667 12049c1239 0 414 635 1651 635" svg:viewBox="0 0 1652 636">
          <text:p/>
        </draw:connector>
        <draw:custom-shape draw:style-name="gr1" draw:text-style-name="P3" xml:id="id36" draw:id="id36" draw:layer="layout" svg:width="4.318cm" svg:height="1.016cm" svg:x="10.525cm" svg:y="21.193cm">
          <text:p text:style-name="P3">Completion_heads_engraver::</text:p>
          <text:p text:style-name="P3">process_music</text:p>
          <draw:enhanced-geometry svg:viewBox="0 0 21600 21600" draw:type="rectangle" draw:enhanced-path="M 0 0 L 21600 0 21600 21600 0 21600 0 0 Z N"/>
        </draw:custom-shape>
        <draw:custom-shape draw:style-name="gr1" draw:text-style-name="P3" xml:id="id37" draw:id="id37" draw:layer="layout" svg:width="2.159cm" svg:height="1.016cm" svg:x="16.113cm" svg:y="20.812cm">
          <text:p text:style-name="P3">Tie_column::</text:p>
          <text:p text:style-name="P3">add_tie</text:p>
          <draw:enhanced-geometry svg:viewBox="0 0 21600 21600" draw:type="rectangle" draw:enhanced-path="M 0 0 L 21600 0 21600 21600 0 21600 0 0 Z N"/>
        </draw:custom-shape>
        <draw:custom-shape draw:style-name="gr1" draw:text-style-name="P3" xml:id="id38" draw:id="id38" draw:layer="layout" svg:width="3.556cm" svg:height="1.016cm" svg:x="11.16cm" svg:y="22.59cm">
          <text:p text:style-name="P3">Tie_engraver::</text:p>
          <text:p text:style-name="P3">acknowledge_note_head</text:p>
          <draw:enhanced-geometry svg:viewBox="0 0 21600 21600" draw:type="rectangle" draw:enhanced-path="M 0 0 L 21600 0 21600 21600 0 21600 0 0 Z N"/>
        </draw:custom-shape>
        <draw:custom-shape draw:style-name="gr1" draw:text-style-name="P3" xml:id="id41" draw:id="id41" draw:layer="layout" svg:width="2.667cm" svg:height="1.016cm" svg:x="37.703cm" svg:y="7.731cm">
          <text:p text:style-name="P3">Tie_configuration::</text:p>
          <text:p text:style-name="P3">add_scor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556cm" svg:height="1.016cm" svg:x="5.572cm" svg:y="17.383cm">
          <text:p text:style-name="P3">Tie_column::</text:p>
          <text:p text:style-name="P3">before_line_breaking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016cm" svg:x="16.113cm" svg:y="25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39" draw:id="id39" draw:layer="layout" svg:width="2.921cm" svg:height="1.016cm" svg:x="36.814cm" svg:y="15.351cm">
          <text:p text:style-name="P3">Tie_configuration::</text:p>
          <text:p text:style-name="P3">center_tie_vertically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016cm" svg:x="25.511cm" svg:y="23.3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42" draw:id="id42" draw:layer="layout" svg:width="1.143cm" svg:height="1.016cm" svg:x="1cm" svg:y="3.032cm">
          <text:p text:style-name="P3">Tie::</text:p>
          <text:p text:style-name="P3">prin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016cm" svg:x="25.511cm" svg:y="24.6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016cm" svg:x="21.701cm" svg:y="26.0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016cm" svg:x="25.511cm" svg:y="26.019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4.843cm" svg:y1="21.701cm" svg:x2="16.113cm" svg:y2="21.32cm" draw:start-shape="id36" draw:start-glue-point="1" draw:end-shape="id37" draw:end-glue-point="3" svg:d="m14843 21701c952 0 318-381 1270-381" svg:viewBox="0 0 1271 382">
          <text:p/>
        </draw:connector>
        <draw:connector draw:style-name="gr3" draw:text-style-name="P1" draw:layer="layout" draw:type="curve" svg:x1="14.716cm" svg:y1="23.098cm" svg:x2="16.113cm" svg:y2="21.32cm" draw:start-shape="id38" draw:start-glue-point="1" draw:end-shape="id37" draw:end-glue-point="3" svg:d="m14716 23098c1047 0 349-1778 1397-1778" svg:viewBox="0 0 1398 1779">
          <text:p/>
        </draw:connector>
        <draw:custom-shape draw:style-name="gr1" draw:text-style-name="P3" xml:id="id40" draw:id="id40" draw:layer="layout" svg:width="3.683cm" svg:height="1.016cm" svg:x="37.195cm" svg:y="18.018cm">
          <text:p text:style-name="P1"><text:span text:style-name="T2">Tie_configuration::</text:span></text:p>
          <text:p text:style-name="P1"><text:span text:style-name="T2">get_untransformed_bezi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39.735cm" svg:y1="15.859cm" svg:x2="37.195cm" svg:y2="18.526cm" draw:start-shape="id39" draw:start-glue-point="1" draw:end-shape="id40" draw:end-glue-point="3" svg:d="m39735 15859c750 0 500 1334-1271 1334s-2022 1333-1269 1333" svg:viewBox="0 0 3339 2668">
          <text:p/>
        </draw:connector>
        <draw:connector draw:style-name="gr3" draw:text-style-name="P1" draw:layer="layout" draw:type="curve" svg:x1="40.116cm" svg:y1="13.573cm" svg:x2="36.814cm" svg:y2="15.859cm" draw:start-shape="id29" draw:start-glue-point="1" draw:end-shape="id39" draw:end-glue-point="3" svg:d="m40116 13573c750 0 500 1143-1652 1143s-2403 1143-1650 1143" svg:viewBox="0 0 4071 2287">
          <text:p/>
        </draw:connector>
        <draw:connector draw:style-name="gr3" draw:text-style-name="P1" draw:layer="layout" draw:type="curve" svg:x1="36.052cm" svg:y1="18.526cm" svg:x2="37.195cm" svg:y2="18.526cm" draw:start-shape="id20" draw:start-glue-point="1" draw:end-shape="id40" svg:d="m36052 18526h1143" svg:viewBox="0 0 1144 1">
          <text:p/>
        </draw:connector>
        <draw:connector draw:style-name="gr3" draw:text-style-name="P1" draw:layer="layout" draw:type="curve" draw:line-skew="0.644cm 0.571cm" svg:x1="35.29cm" svg:y1="8.239cm" svg:x2="32.75cm" svg:y2="18.526cm" draw:start-shape="id30" draw:start-glue-point="1" draw:end-shape="id20" draw:end-glue-point="3" svg:d="m35290 8239c1717 0 1145 5715-948 5715s-2343 4572-1592 4572" svg:viewBox="0 0 3938 10288">
          <text:p/>
        </draw:connector>
        <draw:connector draw:style-name="gr3" draw:text-style-name="P1" draw:layer="layout" draw:type="curve" svg:x1="35.29cm" svg:y1="8.239cm" svg:x2="37.703cm" svg:y2="8.239cm" draw:start-shape="id30" draw:start-glue-point="1" draw:end-shape="id41" svg:d="m35290 8239h2413" svg:viewBox="0 0 2414 1">
          <text:p/>
        </draw:connector>
        <draw:connector draw:style-name="gr3" draw:text-style-name="P1" draw:layer="layout" draw:type="curve" svg:x1="2.143cm" svg:y1="3.54cm" svg:x2="1.127cm" svg:y2="12.049cm" draw:start-shape="id42" draw:start-glue-point="1" draw:end-shape="id35" draw:end-glue-point="3" svg:d="m2143 3540c750 0 500 4255-508 4255s-1259 4254-508 4254" svg:viewBox="0 0 1889 85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dd" style:family="graphic" style:parent-style-name="objectwitharrow">
      <style:graphic-properties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ek </meta:initial-creator>
    <meta:creation-date>2013-08-02T09:36:08</meta:creation-date>
    <dc:date>2013-08-04T01:07:00</dc:date>
    <dc:creator>Janek </dc:creator>
    <meta:editing-duration>PT4H16M</meta:editing-duration>
    <meta:editing-cycles>41</meta:editing-cycles>
    <meta:generator>LibreOffice/3.5$Linux_X86_64 LibreOffice_project/350m1$Build-2</meta:generator>
    <meta:printed-by>Janek </meta:printed-by>
    <meta:print-date>2013-08-02T10:13:24</meta:print-date>
    <meta:document-statistic meta:object-count="112"/>
  </office:meta>
</office:document-meta>
</file>